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3.4736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"/>
    <style:style style:name="ce3" style:family="table-cell" style:parent-style-name="Default" style:data-style-name="N10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/>
          <table:table-cell table:style-name="ce1" office:value-type="string" calcext:value-type="string">
            <text:p>Estimated annual costs for islandwide CRB surveillance costs for Guam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heromone trap monitoring (1000 traps visited biweekl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eromone traps</text:p>
          </table:table-cell>
          <table:table-cell office:value-type="string" calcext:value-type="string">
            <text:p>commercial panel traps</text:p>
          </table:table-cell>
          <table:table-cell office:value-type="currency" office:currency="USD" office:value="24140" calcext:value-type="currency">
            <text:p>$24,140</text:p>
          </table:table-cell>
        </table:table-row>
        <table:table-row table:style-name="ro1">
          <table:table-cell/>
          <table:table-cell office:value-type="string" calcext:value-type="string">
            <text:p>Lures</text:p>
          </table:table-cell>
          <table:table-cell office:value-type="string" calcext:value-type="string">
            <text:p>oryctalure; new lures every 10 weeks</text:p>
          </table:table-cell>
          <table:table-cell table:formula="of:=1000*4* (52/10)" office:value-type="currency" office:currency="USD" office:value="20800" calcext:value-type="currency">
            <text:p>$20,800</text:p>
          </table:table-cell>
        </table:table-row>
        <table:table-row table:style-name="ro1">
          <table:table-cell/>
          <table:table-cell office:value-type="string" calcext:value-type="string">
            <text:p>Technician</text:p>
          </table:table-cell>
          <table:table-cell office:value-type="string" calcext:value-type="string">
            <text:p>1000 traps visited biweekly; full time @ $15 per hour </text:p>
          </table:table-cell>
          <table:table-cell table:formula="of:=15*80*26" office:value-type="currency" office:currency="USD" office:value="31200" calcext:value-type="currency">
            <text:p>$31,200</text:p>
          </table:table-cell>
        </table:table-row>
        <table:table-row table:style-name="ro1">
          <table:table-cell/>
          <table:table-cell office:value-type="string" calcext:value-type="string">
            <text:p>Vehicle</text:p>
          </table:table-cell>
          <table:table-cell office:value-type="string" calcext:value-type="string">
            <text:p>maintenance and fuel</text:p>
          </table:table-cell>
          <table:table-cell office:value-type="currency" office:currency="USD" office:value="5000" calcext:value-type="currency">
            <text:p>$5,000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3" table:formula="of:=SUM([.D4:.D7])" office:value-type="currency" office:currency="USD" office:value="81140" calcext:value-type="currency">
            <text:p>$81,14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utomated roadside damage monitoring (quarterly island-wide survey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rt phone</text:p>
          </table:table-cell>
          <table:table-cell office:value-type="string" calcext:value-type="string">
            <text:p>with <text:s/>cables and magnetic mount</text:p>
          </table:table-cell>
          <table:table-cell office:value-type="currency" office:currency="USD" office:value="300" calcext:value-type="currency">
            <text:p>$300</text:p>
          </table:table-cell>
        </table:table-row>
        <table:table-row table:style-name="ro1">
          <table:table-cell/>
          <table:table-cell office:value-type="string" calcext:value-type="string">
            <text:p>Technician</text:p>
          </table:table-cell>
          <table:table-cell office:value-type="string" calcext:value-type="string">
            <text:p>4 surveys; 40 h per survey; <text:s/>part time @ $15 per hour</text:p>
          </table:table-cell>
          <table:table-cell table:formula="of:=4*15*40" office:value-type="currency" office:currency="USD" office:value="2400" calcext:value-type="currency">
            <text:p>$2,400</text:p>
          </table:table-cell>
        </table:table-row>
        <table:table-row table:style-name="ro1">
          <table:table-cell/>
          <table:table-cell office:value-type="string" calcext:value-type="string">
            <text:p>Vehicle</text:p>
          </table:table-cell>
          <table:table-cell office:value-type="string" calcext:value-type="string">
            <text:p>maintenance and fuel</text:p>
          </table:table-cell>
          <table:table-cell office:value-type="currency" office:currency="USD" office:value="5000" calcext:value-type="currency">
            <text:p>$5,000</text:p>
          </table:table-cell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/>
          <table:table-cell table:style-name="ce3" table:formula="of:=SUM([.D11:.D13])" office:value-type="currency" office:currency="USD" office:value="7700" calcext:value-type="currency">
            <text:p>$7,700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09:51:02.328698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3-12-25T10:23:49.006976926</meta:creation-date>
    <dc:date>2023-12-31T10:04:12.735348640</dc:date>
    <dc:creator>Aubrey Moore</dc:creator>
    <meta:editing-duration>PT27M5S</meta:editing-duration>
    <meta:editing-cycles>4</meta:editing-cycles>
    <meta:generator>LibreOffice/6.4.7.2$Linux_X86_64 LibreOffice_project/40$Build-2</meta:generator>
    <meta:document-statistic meta:table-count="1" meta:cell-count="28" meta:object-count="0"/>
  </office:meta>
</office:document-meta>
</file>